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>
      <style:text-properties fo:font-weight="bold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F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Text Made Bold</text:h>
      <text:p text:style-name="P2">In this example, the text in between the square brackets will be made bold.</text:p>
      <text:p text:style-name="P2">This will remain the same. [<text:span text:style-name="T1" delta:insertion-change-idref="F" delta:insertion-type="insert-around-content">This will be made bold.</text:span>] This will remain the same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6:45:30</dc:date>
    <meta:creation-date>2010-06-23T12:43:03</meta:creation-date>
    <dc:creator>Tristan Mitchell</dc:creator>
  </office:meta>
</office:document-meta>
</file>